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bic-shaper" table:style-name="ta1" table:print="false">
        <table:shapes>
          <draw:frame draw:z-index="0" draw:style-name="gr1" draw:text-style-name="P1" svg:width="6.948in" svg:height="5.5429in" svg:x="5.5976in" svg:y="2.4567in">
            <draw:object draw:notify-on-update-of-ranges="'cubic-shaper'.A4:'cubic-shaper'.A44 'cubic-shaper'.C4:'cubic-shaper'.C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ce2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]-([.A4]*[.A4]*[.A4])/6" office:value-type="float" office:value="0.833333333333333" calcext:value-type="float">
            <text:p>0.8333</text:p>
          </table:table-cell>
          <table:table-cell table:style-name="Default"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/>
          <table:table-cell table:formula="of:=[.A5]-([.A5]*[.A5]*[.A5])/6" office:value-type="float" office:value="0.807104166666667" calcext:value-type="float">
            <text:p>0.8071</text:p>
          </table:table-cell>
          <table:table-cell table:style-name="Default"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A6]-([.A6]*[.A6]*[.A6])/6" office:value-type="float" office:value="0.7785" calcext:value-type="float">
            <text:p>0.7785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/>
          <table:table-cell table:formula="of:=[.A7]-([.A7]*[.A7]*[.A7])/6" office:value-type="float" office:value="0.747645833333333" calcext:value-type="float">
            <text:p>0.7476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table:formula="of:=[.A8]-([.A8]*[.A8]*[.A8])/6" office:value-type="float" office:value="0.714666666666667" calcext:value-type="float">
            <text:p>0.714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table:formula="of:=[.A9]-([.A9]*[.A9]*[.A9])/6" office:value-type="float" office:value="0.6796875" calcext:value-type="float">
            <text:p>0.679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[.A10]-([.A10]*[.A10]*[.A10])/6" office:value-type="float" office:value="0.642833333333334" calcext:value-type="float">
            <text:p>0.6428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/>
          <table:table-cell table:formula="of:=[.A11]-([.A11]*[.A11]*[.A11])/6" office:value-type="float" office:value="0.604229166666667" calcext:value-type="float">
            <text:p>0.6042</text:p>
          </table:table-cell>
          <table:table-cell table:number-columns-repeated="6"/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/>
          <table:table-cell table:formula="of:=[.A12]-([.A12]*[.A12]*[.A12])/6" office:value-type="float" office:value="0.564" calcext:value-type="float">
            <text:p>0.5640</text:p>
          </table:table-cell>
          <table:table-cell table:number-columns-repeated="6"/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/>
          <table:table-cell table:formula="of:=[.A13]-([.A13]*[.A13]*[.A13])/6" office:value-type="float" office:value="0.522270833333334" calcext:value-type="float">
            <text:p>0.5223</text:p>
          </table:table-cell>
          <table:table-cell table:number-columns-repeated="6"/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/>
          <table:table-cell table:formula="of:=[.A14]-([.A14]*[.A14]*[.A14])/6" office:value-type="float" office:value="0.479166666666667" calcext:value-type="float">
            <text:p>0.4792</text:p>
          </table:table-cell>
          <table:table-cell table:number-columns-repeated="6"/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/>
          <table:table-cell table:formula="of:=[.A15]-([.A15]*[.A15]*[.A15])/6" office:value-type="float" office:value="0.434812500000001" calcext:value-type="float">
            <text:p>0.4348</text:p>
          </table:table-cell>
          <table:table-cell table:number-columns-repeated="6"/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/>
          <table:table-cell table:formula="of:=[.A16]-([.A16]*[.A16]*[.A16])/6" office:value-type="float" office:value="0.389333333333334" calcext:value-type="float">
            <text:p>0.3893</text:p>
          </table:table-cell>
          <table:table-cell table:number-columns-repeated="6"/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/>
          <table:table-cell table:formula="of:=[.A17]-([.A17]*[.A17]*[.A17])/6" office:value-type="float" office:value="0.342854166666667" calcext:value-type="float">
            <text:p>0.3429</text:p>
          </table:table-cell>
          <table:table-cell table:number-columns-repeated="6"/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/>
          <table:table-cell table:formula="of:=[.A18]-([.A18]*[.A18]*[.A18])/6" office:value-type="float" office:value="0.295500000000001" calcext:value-type="float">
            <text:p>0.2955</text:p>
          </table:table-cell>
          <table:table-cell table:number-columns-repeated="6"/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/>
          <table:table-cell table:formula="of:=[.A19]-([.A19]*[.A19]*[.A19])/6" office:value-type="float" office:value="0.247395833333334" calcext:value-type="float">
            <text:p>0.2474</text:p>
          </table:table-cell>
          <table:table-cell table:number-columns-repeated="6"/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/>
          <table:table-cell table:formula="of:=[.A20]-([.A20]*[.A20]*[.A20])/6" office:value-type="float" office:value="0.198666666666668" calcext:value-type="float">
            <text:p>0.1987</text:p>
          </table:table-cell>
          <table:table-cell table:number-columns-repeated="6"/>
        </table:table-row>
        <table:table-row table:style-name="ro1">
          <table:table-cell office:value-type="float" office:value="0.150000000000001" calcext:value-type="float">
            <text:p>0.15</text:p>
          </table:table-cell>
          <table:table-cell/>
          <table:table-cell table:formula="of:=[.A21]-([.A21]*[.A21]*[.A21])/6" office:value-type="float" office:value="0.149437500000001" calcext:value-type="float">
            <text:p>0.1494</text:p>
          </table:table-cell>
          <table:table-cell table:number-columns-repeated="6"/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/>
          <table:table-cell table:formula="of:=[.A22]-([.A22]*[.A22]*[.A22])/6" office:value-type="float" office:value="0.0998333333333345" calcext:value-type="float">
            <text:p>0.0998</text:p>
          </table:table-cell>
          <table:table-cell table:number-columns-repeated="6"/>
        </table:table-row>
        <table:table-row table:style-name="ro1">
          <table:table-cell office:value-type="float" office:value="0.0500000000000013" calcext:value-type="float">
            <text:p>0.05</text:p>
          </table:table-cell>
          <table:table-cell/>
          <table:table-cell table:formula="of:=[.A23]-([.A23]*[.A23]*[.A23])/6" office:value-type="float" office:value="0.0499791666666679" calcext:value-type="float">
            <text:p>0.0500</text:p>
          </table:table-cell>
          <table:table-cell table:number-columns-repeated="6"/>
        </table:table-row>
        <table:table-row table:style-name="ro1">
          <table:table-cell office:value-type="float" office:value="1.33226762955019E-015" calcext:value-type="float">
            <text:p>0</text:p>
          </table:table-cell>
          <table:table-cell/>
          <table:table-cell table:formula="of:=[.A24]-([.A24]*[.A24]*[.A24])/6" office:value-type="float" office:value="1.33226762955019E-015" calcext:value-type="float">
            <text:p>0.0000</text:p>
          </table:table-cell>
          <table:table-cell table:number-columns-repeated="6"/>
        </table:table-row>
        <table:table-row table:style-name="ro1">
          <table:table-cell office:value-type="float" office:value="-0.0499999999999985" calcext:value-type="float">
            <text:p>-0.05</text:p>
          </table:table-cell>
          <table:table-cell/>
          <table:table-cell table:formula="of:=[.A25]-([.A25]*[.A25]*[.A25])/6" office:value-type="float" office:value="-0.0499791666666652" calcext:value-type="float">
            <text:p>-0.0500</text:p>
          </table:table-cell>
          <table:table-cell table:number-columns-repeated="6"/>
        </table:table-row>
        <table:table-row table:style-name="ro1">
          <table:table-cell office:value-type="float" office:value="-0.0999999999999985" calcext:value-type="float">
            <text:p>-0.1</text:p>
          </table:table-cell>
          <table:table-cell/>
          <table:table-cell table:formula="of:=[.A26]-([.A26]*[.A26]*[.A26])/6" office:value-type="float" office:value="-0.0998333333333319" calcext:value-type="float">
            <text:p>-0.0998</text:p>
          </table:table-cell>
          <table:table-cell table:number-columns-repeated="6"/>
        </table:table-row>
        <table:table-row table:style-name="ro1">
          <table:table-cell office:value-type="float" office:value="-0.149999999999999" calcext:value-type="float">
            <text:p>-0.15</text:p>
          </table:table-cell>
          <table:table-cell/>
          <table:table-cell table:formula="of:=[.A27]-([.A27]*[.A27]*[.A27])/6" office:value-type="float" office:value="-0.149437499999999" calcext:value-type="float">
            <text:p>-0.1494</text:p>
          </table:table-cell>
          <table:table-cell table:number-columns-repeated="6"/>
        </table:table-row>
        <table:table-row table:style-name="ro1">
          <table:table-cell office:value-type="float" office:value="-0.199999999999998" calcext:value-type="float">
            <text:p>-0.2</text:p>
          </table:table-cell>
          <table:table-cell/>
          <table:table-cell table:formula="of:=[.A28]-([.A28]*[.A28]*[.A28])/6" office:value-type="float" office:value="-0.198666666666665" calcext:value-type="float">
            <text:p>-0.1987</text:p>
          </table:table-cell>
          <table:table-cell table:number-columns-repeated="6"/>
        </table:table-row>
        <table:table-row table:style-name="ro1">
          <table:table-cell office:value-type="float" office:value="-0.249999999999998" calcext:value-type="float">
            <text:p>-0.25</text:p>
          </table:table-cell>
          <table:table-cell/>
          <table:table-cell table:formula="of:=[.A29]-([.A29]*[.A29]*[.A29])/6" office:value-type="float" office:value="-0.247395833333332" calcext:value-type="float">
            <text:p>-0.2474</text:p>
          </table:table-cell>
          <table:table-cell table:number-columns-repeated="6"/>
        </table:table-row>
        <table:table-row table:style-name="ro1">
          <table:table-cell office:value-type="float" office:value="-0.299999999999998" calcext:value-type="float">
            <text:p>-0.3</text:p>
          </table:table-cell>
          <table:table-cell/>
          <table:table-cell table:formula="of:=[.A30]-([.A30]*[.A30]*[.A30])/6" office:value-type="float" office:value="-0.295499999999998" calcext:value-type="float">
            <text:p>-0.2955</text:p>
          </table:table-cell>
          <table:table-cell table:number-columns-repeated="6"/>
        </table:table-row>
        <table:table-row table:style-name="ro1">
          <table:table-cell office:value-type="float" office:value="-0.349999999999998" calcext:value-type="float">
            <text:p>-0.35</text:p>
          </table:table-cell>
          <table:table-cell/>
          <table:table-cell table:formula="of:=[.A31]-([.A31]*[.A31]*[.A31])/6" office:value-type="float" office:value="-0.342854166666665" calcext:value-type="float">
            <text:p>-0.3429</text:p>
          </table:table-cell>
          <table:table-cell table:number-columns-repeated="6"/>
        </table:table-row>
        <table:table-row table:style-name="ro1">
          <table:table-cell office:value-type="float" office:value="-0.399999999999998" calcext:value-type="float">
            <text:p>-0.4</text:p>
          </table:table-cell>
          <table:table-cell/>
          <table:table-cell table:formula="of:=[.A32]-([.A32]*[.A32]*[.A32])/6" office:value-type="float" office:value="-0.389333333333332" calcext:value-type="float">
            <text:p>-0.3893</text:p>
          </table:table-cell>
          <table:table-cell table:number-columns-repeated="6"/>
        </table:table-row>
        <table:table-row table:style-name="ro1">
          <table:table-cell office:value-type="float" office:value="-0.449999999999998" calcext:value-type="float">
            <text:p>-0.45</text:p>
          </table:table-cell>
          <table:table-cell/>
          <table:table-cell table:formula="of:=[.A33]-([.A33]*[.A33]*[.A33])/6" office:value-type="float" office:value="-0.434812499999998" calcext:value-type="float">
            <text:p>-0.4348</text:p>
          </table:table-cell>
          <table:table-cell table:number-columns-repeated="6"/>
        </table:table-row>
        <table:table-row table:style-name="ro1">
          <table:table-cell office:value-type="float" office:value="-0.499999999999998" calcext:value-type="float">
            <text:p>-0.5</text:p>
          </table:table-cell>
          <table:table-cell/>
          <table:table-cell table:formula="of:=[.A34]-([.A34]*[.A34]*[.A34])/6" office:value-type="float" office:value="-0.479166666666665" calcext:value-type="float">
            <text:p>-0.4792</text:p>
          </table:table-cell>
          <table:table-cell table:number-columns-repeated="6"/>
        </table:table-row>
        <table:table-row table:style-name="ro1">
          <table:table-cell office:value-type="float" office:value="-0.549999999999998" calcext:value-type="float">
            <text:p>-0.55</text:p>
          </table:table-cell>
          <table:table-cell/>
          <table:table-cell table:formula="of:=[.A35]-([.A35]*[.A35]*[.A35])/6" office:value-type="float" office:value="-0.522270833333332" calcext:value-type="float">
            <text:p>-0.5223</text:p>
          </table:table-cell>
          <table:table-cell table:number-columns-repeated="6"/>
        </table:table-row>
        <table:table-row table:style-name="ro1">
          <table:table-cell office:value-type="float" office:value="-0.599999999999998" calcext:value-type="float">
            <text:p>-0.6</text:p>
          </table:table-cell>
          <table:table-cell/>
          <table:table-cell table:formula="of:=[.A36]-([.A36]*[.A36]*[.A36])/6" office:value-type="float" office:value="-0.563999999999998" calcext:value-type="float">
            <text:p>-0.5640</text:p>
          </table:table-cell>
          <table:table-cell table:number-columns-repeated="6"/>
        </table:table-row>
        <table:table-row table:style-name="ro1">
          <table:table-cell office:value-type="float" office:value="-0.649999999999998" calcext:value-type="float">
            <text:p>-0.65</text:p>
          </table:table-cell>
          <table:table-cell/>
          <table:table-cell table:formula="of:=[.A37]-([.A37]*[.A37]*[.A37])/6" office:value-type="float" office:value="-0.604229166666665" calcext:value-type="float">
            <text:p>-0.6042</text:p>
          </table:table-cell>
          <table:table-cell table:number-columns-repeated="6"/>
        </table:table-row>
        <table:table-row table:style-name="ro1">
          <table:table-cell office:value-type="float" office:value="-0.699999999999998" calcext:value-type="float">
            <text:p>-0.7</text:p>
          </table:table-cell>
          <table:table-cell/>
          <table:table-cell table:formula="of:=[.A38]-([.A38]*[.A38]*[.A38])/6" office:value-type="float" office:value="-0.642833333333332" calcext:value-type="float">
            <text:p>-0.6428</text:p>
          </table:table-cell>
          <table:table-cell table:number-columns-repeated="6"/>
        </table:table-row>
        <table:table-row table:style-name="ro1">
          <table:table-cell office:value-type="float" office:value="-0.749999999999998" calcext:value-type="float">
            <text:p>-0.75</text:p>
          </table:table-cell>
          <table:table-cell/>
          <table:table-cell table:formula="of:=[.A39]-([.A39]*[.A39]*[.A39])/6" office:value-type="float" office:value="-0.679687499999998" calcext:value-type="float">
            <text:p>-0.6797</text:p>
          </table:table-cell>
          <table:table-cell table:number-columns-repeated="6"/>
        </table:table-row>
        <table:table-row table:style-name="ro1">
          <table:table-cell office:value-type="float" office:value="-0.799999999999998" calcext:value-type="float">
            <text:p>-0.8</text:p>
          </table:table-cell>
          <table:table-cell/>
          <table:table-cell table:formula="of:=[.A40]-([.A40]*[.A40]*[.A40])/6" office:value-type="float" office:value="-0.714666666666665" calcext:value-type="float">
            <text:p>-0.7147</text:p>
          </table:table-cell>
          <table:table-cell table:number-columns-repeated="6"/>
        </table:table-row>
        <table:table-row table:style-name="ro1">
          <table:table-cell office:value-type="float" office:value="-0.849999999999997" calcext:value-type="float">
            <text:p>-0.85</text:p>
          </table:table-cell>
          <table:table-cell/>
          <table:table-cell table:formula="of:=[.A41]-([.A41]*[.A41]*[.A41])/6" office:value-type="float" office:value="-0.747645833333332" calcext:value-type="float">
            <text:p>-0.7476</text:p>
          </table:table-cell>
          <table:table-cell table:number-columns-repeated="6"/>
        </table:table-row>
        <table:table-row table:style-name="ro1">
          <table:table-cell office:value-type="float" office:value="-0.899999999999997" calcext:value-type="float">
            <text:p>-0.9</text:p>
          </table:table-cell>
          <table:table-cell/>
          <table:table-cell table:formula="of:=[.A42]-([.A42]*[.A42]*[.A42])/6" office:value-type="float" office:value="-0.778499999999999" calcext:value-type="float">
            <text:p>-0.7785</text:p>
          </table:table-cell>
          <table:table-cell table:number-columns-repeated="6"/>
        </table:table-row>
        <table:table-row table:style-name="ro1">
          <table:table-cell office:value-type="float" office:value="-0.949999999999998" calcext:value-type="float">
            <text:p>-0.95</text:p>
          </table:table-cell>
          <table:table-cell/>
          <table:table-cell table:formula="of:=[.A43]-([.A43]*[.A43]*[.A43])/6" office:value-type="float" office:value="-0.807104166666665" calcext:value-type="float">
            <text:p>-0.8071</text:p>
          </table:table-cell>
          <table:table-cell table:number-columns-repeated="6"/>
        </table:table-row>
        <table:table-row table:style-name="ro1">
          <table:table-cell office:value-type="float" office:value="-0.999999999999997" calcext:value-type="float">
            <text:p>-1</text:p>
          </table:table-cell>
          <table:table-cell/>
          <table:table-cell table:formula="of:=[.A44]-([.A44]*[.A44]*[.A44])/6" office:value-type="float" office:value="-0.833333333333332" calcext:value-type="float">
            <text:p>-0.8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table table:name="Var1 preamble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  <table:table-cell table:formula="of:=[.$B$4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]" office:value-type="float" office:value="1" calcext:value-type="float">
            <text:p>1</text:p>
          </table:table-cell>
          <table:table-cell table:formula="of:=1-[.C3]" office:value-type="float" office:value="0.9" calcext:value-type="float">
            <text:p>0.9</text:p>
          </table:table-cell>
          <table:table-cell table:formula="of:=1-[.D3]" office:value-type="float" office:value="0.8" calcext:value-type="float">
            <text:p>0.8</text:p>
          </table:table-cell>
          <table:table-cell table:formula="of:=1-[.E3]" office:value-type="float" office:value="0.7" calcext:value-type="float">
            <text:p>0.7</text:p>
          </table:table-cell>
          <table:table-cell table:formula="of:=1-[.F3]" office:value-type="float" office:value="0.6" calcext:value-type="float">
            <text:p>0.6</text:p>
          </table:table-cell>
          <table:table-cell table:formula="of:=1-[.G3]" office:value-type="float" office:value="0.5" calcext:value-type="float">
            <text:p>0.5</text:p>
          </table:table-cell>
          <table:table-cell table:formula="of:=1-[.H3]" office:value-type="float" office:value="0.4" calcext:value-type="float">
            <text:p>0.4</text:p>
          </table:table-cell>
          <table:table-cell table:formula="of:=1-[.I3]" office:value-type="float" office:value="0.3" calcext:value-type="float">
            <text:p>0.3</text:p>
          </table:table-cell>
          <table:table-cell table:formula="of:=1-[.J3]" office:value-type="float" office:value="0.2" calcext:value-type="float">
            <text:p>0.2</text:p>
          </table:table-cell>
          <table:table-cell table:formula="of:=1-[.K3]" office:value-type="float" office:value="0.1" calcext:value-type="float">
            <text:p>0.1</text:p>
          </table:table-cell>
          <table:table-cell table:formula="of:=1-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3] + 0.8 * [.B3] * [.B7]" office:value-type="float" office:value="0" calcext:value-type="float">
            <text:p>0</text:p>
          </table:table-cell>
          <table:table-cell table:formula="of:=[.C3] + 0.8 * [.C3] * [.C7]" office:value-type="float" office:value="0.172" calcext:value-type="float">
            <text:p>0.17</text:p>
          </table:table-cell>
          <table:table-cell table:formula="of:=[.D3] + 0.8 * [.D3] * [.D7]" office:value-type="float" office:value="0.328" calcext:value-type="float">
            <text:p>0.33</text:p>
          </table:table-cell>
          <table:table-cell table:formula="of:=[.E3] + 0.8 * [.E3] * [.E7]" office:value-type="float" office:value="0.468" calcext:value-type="float">
            <text:p>0.47</text:p>
          </table:table-cell>
          <table:table-cell table:formula="of:=[.F3] + 0.8 * [.F3] * [.F7]" office:value-type="float" office:value="0.592" calcext:value-type="float">
            <text:p>0.59</text:p>
          </table:table-cell>
          <table:table-cell table:formula="of:=[.G3] + 0.8 * [.G3] * [.G7]" office:value-type="float" office:value="0.7" calcext:value-type="float">
            <text:p>0.7</text:p>
          </table:table-cell>
          <table:table-cell table:formula="of:=[.H3] + 0.8 * [.H3] * [.H7]" office:value-type="float" office:value="0.792" calcext:value-type="float">
            <text:p>0.79</text:p>
          </table:table-cell>
          <table:table-cell table:formula="of:=[.I3] + 0.8 * [.I3] * [.I7]" office:value-type="float" office:value="0.868" calcext:value-type="float">
            <text:p>0.87</text:p>
          </table:table-cell>
          <table:table-cell table:formula="of:=[.J3] + 0.8 * [.J3] * [.J7]" office:value-type="float" office:value="0.928" calcext:value-type="float">
            <text:p>0.93</text:p>
          </table:table-cell>
          <table:table-cell table:formula="of:=[.K3] + 0.8 * [.K3] * [.K7]" office:value-type="float" office:value="0.972" calcext:value-type="float">
            <text:p>0.97</text:p>
          </table:table-cell>
          <table:table-cell table:formula="of:=[.L3] + 0.8 * [.L3] * 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8]+[.B8]-1" office:value-type="float" office:value="-1" calcext:value-type="float">
            <text:p>-1</text:p>
          </table:table-cell>
          <table:table-cell table:formula="of:= [.C8]+[.C8]-1" office:value-type="float" office:value="-0.656" calcext:value-type="float">
            <text:p>-0.66</text:p>
          </table:table-cell>
          <table:table-cell table:formula="of:= [.D8]+[.D8]-1" office:value-type="float" office:value="-0.344" calcext:value-type="float">
            <text:p>-0.34</text:p>
          </table:table-cell>
          <table:table-cell table:formula="of:= [.E8]+[.E8]-1" office:value-type="float" office:value="-0.0639999999999998" calcext:value-type="float">
            <text:p>-0.06</text:p>
          </table:table-cell>
          <table:table-cell table:formula="of:= [.F8]+[.F8]-1" office:value-type="float" office:value="0.184" calcext:value-type="float">
            <text:p>0.18</text:p>
          </table:table-cell>
          <table:table-cell table:formula="of:= [.G8]+[.G8]-1" office:value-type="float" office:value="0.4" calcext:value-type="float">
            <text:p>0.4</text:p>
          </table:table-cell>
          <table:table-cell table:formula="of:= [.H8]+[.H8]-1" office:value-type="float" office:value="0.584" calcext:value-type="float">
            <text:p>0.58</text:p>
          </table:table-cell>
          <table:table-cell table:formula="of:= [.I8]+[.I8]-1" office:value-type="float" office:value="0.736" calcext:value-type="float">
            <text:p>0.74</text:p>
          </table:table-cell>
          <table:table-cell table:formula="of:= [.J8]+[.J8]-1" office:value-type="float" office:value="0.856" calcext:value-type="float">
            <text:p>0.86</text:p>
          </table:table-cell>
          <table:table-cell table:formula="of:= [.K8]+[.K8]-1" office:value-type="float" office:value="0.944" calcext:value-type="float">
            <text:p>0.94</text:p>
          </table:table-cell>
          <table:table-cell table:formula="of:= [.L8]+[.L8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4] *(1+0.5 * [.B7] *(1-[.B7]+5.6*[.B7]*[.B7]))" office:value-type="float" office:value="0" calcext:value-type="float">
            <text:p>0.0000</text:p>
          </table:table-cell>
          <table:table-cell table:style-name="ce1" table:formula="of:=[.C4] *(1+0.5 * [.C7] *(1-[.C7]+5.6*[.C7]*[.C7]))" office:value-type="float" office:value="0" calcext:value-type="float">
            <text:p>0.0000</text:p>
          </table:table-cell>
          <table:table-cell table:style-name="ce1" table:formula="of:=[.D4] *(1+0.5 * [.D7] *(1-[.D7]+5.6*[.D7]*[.D7]))" office:value-type="float" office:value="0" calcext:value-type="float">
            <text:p>0.0000</text:p>
          </table:table-cell>
          <table:table-cell table:style-name="ce1" table:formula="of:=[.E4] *(1+0.5 * [.E7] *(1-[.E7]+5.6*[.E7]*[.E7]))" office:value-type="float" office:value="0" calcext:value-type="float">
            <text:p>0.0000</text:p>
          </table:table-cell>
          <table:table-cell table:style-name="ce1" table:formula="of:=[.F4] *(1+0.5 * [.F7] *(1-[.F7]+5.6*[.F7]*[.F7]))" office:value-type="float" office:value="0" calcext:value-type="float">
            <text:p>0.0000</text:p>
          </table:table-cell>
          <table:table-cell table:style-name="ce1" table:formula="of:=[.G4] *(1+0.5 * [.G7] *(1-[.G7]+5.6*[.G7]*[.G7]))" office:value-type="float" office:value="0" calcext:value-type="float">
            <text:p>0.0000</text:p>
          </table:table-cell>
          <table:table-cell table:style-name="ce1" table:formula="of:=[.H4] *(1+0.5 * [.H7] *(1-[.H7]+5.6*[.H7]*[.H7]))" office:value-type="float" office:value="0" calcext:value-type="float">
            <text:p>0.0000</text:p>
          </table:table-cell>
          <table:table-cell table:style-name="ce1" table:formula="of:=[.I4] *(1+0.5 * [.I7] *(1-[.I7]+5.6*[.I7]*[.I7]))" office:value-type="float" office:value="0" calcext:value-type="float">
            <text:p>0.0000</text:p>
          </table:table-cell>
          <table:table-cell table:style-name="ce1" table:formula="of:=[.J4] *(1+0.5 * [.J7] *(1-[.J7]+5.6*[.J7]*[.J7]))" office:value-type="float" office:value="0" calcext:value-type="float">
            <text:p>0.0000</text:p>
          </table:table-cell>
          <table:table-cell table:style-name="ce1" table:formula="of:=[.K4] *(1+0.5 * [.K7] *(1-[.K7]+5.6*[.K7]*[.K7]))" office:value-type="float" office:value="0" calcext:value-type="float">
            <text:p>0.0000</text:p>
          </table:table-cell>
          <table:table-cell table:style-name="ce1" table:formula="of:=[.L4] *(1+0.5 * [.L7] *(1-[.L7]+5.6*[.L7]*[.L7]))" office:value-type="float" office:value="0" calcext:value-type="float">
            <text:p>0.000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16]" office:value-type="float" office:value="0.75" calcext:value-type="float">
            <text:p>0.75</text:p>
          </table:table-cell>
          <table:table-cell table:formula="of:=1-[.C16]" office:value-type="float" office:value="0.75" calcext:value-type="float">
            <text:p>0.75</text:p>
          </table:table-cell>
          <table:table-cell table:formula="of:=1-[.D16]" office:value-type="float" office:value="0.75" calcext:value-type="float">
            <text:p>0.75</text:p>
          </table:table-cell>
          <table:table-cell table:formula="of:=1-[.E16]" office:value-type="float" office:value="0.75" calcext:value-type="float">
            <text:p>0.75</text:p>
          </table:table-cell>
          <table:table-cell table:formula="of:=1-[.F16]" office:value-type="float" office:value="0.75" calcext:value-type="float">
            <text:p>0.75</text:p>
          </table:table-cell>
          <table:table-cell table:formula="of:=1-[.G16]" office:value-type="float" office:value="0.75" calcext:value-type="float">
            <text:p>0.75</text:p>
          </table:table-cell>
          <table:table-cell table:formula="of:=1-[.H16]" office:value-type="float" office:value="0.75" calcext:value-type="float">
            <text:p>0.75</text:p>
          </table:table-cell>
          <table:table-cell table:formula="of:=1-[.I16]" office:value-type="float" office:value="0.75" calcext:value-type="float">
            <text:p>0.75</text:p>
          </table:table-cell>
          <table:table-cell table:formula="of:=1-[.J16]" office:value-type="float" office:value="0.75" calcext:value-type="float">
            <text:p>0.75</text:p>
          </table:table-cell>
          <table:table-cell table:formula="of:=1-[.K16]" office:value-type="float" office:value="0.75" calcext:value-type="float">
            <text:p>0.75</text:p>
          </table:table-cell>
          <table:table-cell table:formula="of:=1-[.L1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16] + 0.8 * [.B16] * [.B20]" office:value-type="float" office:value="0.4" calcext:value-type="float">
            <text:p>0.4</text:p>
          </table:table-cell>
          <table:table-cell table:formula="of:=[.C16] + 0.8 * [.C16] * [.C20]" office:value-type="float" office:value="0.4" calcext:value-type="float">
            <text:p>0.4</text:p>
          </table:table-cell>
          <table:table-cell table:formula="of:=[.D16] + 0.8 * [.D16] * [.D20]" office:value-type="float" office:value="0.4" calcext:value-type="float">
            <text:p>0.4</text:p>
          </table:table-cell>
          <table:table-cell table:formula="of:=[.E16] + 0.8 * [.E16] * [.E20]" office:value-type="float" office:value="0.4" calcext:value-type="float">
            <text:p>0.4</text:p>
          </table:table-cell>
          <table:table-cell table:formula="of:=[.F16] + 0.8 * [.F16] * [.F20]" office:value-type="float" office:value="0.4" calcext:value-type="float">
            <text:p>0.4</text:p>
          </table:table-cell>
          <table:table-cell table:formula="of:=[.G16] + 0.8 * [.G16] * [.G20]" office:value-type="float" office:value="0.4" calcext:value-type="float">
            <text:p>0.4</text:p>
          </table:table-cell>
          <table:table-cell table:formula="of:=[.H16] + 0.8 * [.H16] * [.H20]" office:value-type="float" office:value="0.4" calcext:value-type="float">
            <text:p>0.4</text:p>
          </table:table-cell>
          <table:table-cell table:formula="of:=[.I16] + 0.8 * [.I16] * [.I20]" office:value-type="float" office:value="0.4" calcext:value-type="float">
            <text:p>0.4</text:p>
          </table:table-cell>
          <table:table-cell table:formula="of:=[.J16] + 0.8 * [.J16] * [.J20]" office:value-type="float" office:value="0.4" calcext:value-type="float">
            <text:p>0.4</text:p>
          </table:table-cell>
          <table:table-cell table:formula="of:=[.K16] + 0.8 * [.K16] * [.K20]" office:value-type="float" office:value="0.4" calcext:value-type="float">
            <text:p>0.4</text:p>
          </table:table-cell>
          <table:table-cell table:formula="of:=[.L16] + 0.8 * [.L16] * [.L20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21]+[.B21]-1" office:value-type="float" office:value="-0.2" calcext:value-type="float">
            <text:p>-0.2</text:p>
          </table:table-cell>
          <table:table-cell table:formula="of:= [.C21]+[.C21]-1" office:value-type="float" office:value="-0.2" calcext:value-type="float">
            <text:p>-0.2</text:p>
          </table:table-cell>
          <table:table-cell table:formula="of:= [.D21]+[.D21]-1" office:value-type="float" office:value="-0.2" calcext:value-type="float">
            <text:p>-0.2</text:p>
          </table:table-cell>
          <table:table-cell table:formula="of:= [.E21]+[.E21]-1" office:value-type="float" office:value="-0.2" calcext:value-type="float">
            <text:p>-0.2</text:p>
          </table:table-cell>
          <table:table-cell table:formula="of:= [.F21]+[.F21]-1" office:value-type="float" office:value="-0.2" calcext:value-type="float">
            <text:p>-0.2</text:p>
          </table:table-cell>
          <table:table-cell table:formula="of:= [.G21]+[.G21]-1" office:value-type="float" office:value="-0.2" calcext:value-type="float">
            <text:p>-0.2</text:p>
          </table:table-cell>
          <table:table-cell table:formula="of:= [.H21]+[.H21]-1" office:value-type="float" office:value="-0.2" calcext:value-type="float">
            <text:p>-0.2</text:p>
          </table:table-cell>
          <table:table-cell table:formula="of:= [.I21]+[.I21]-1" office:value-type="float" office:value="-0.2" calcext:value-type="float">
            <text:p>-0.2</text:p>
          </table:table-cell>
          <table:table-cell table:formula="of:= [.J21]+[.J21]-1" office:value-type="float" office:value="-0.2" calcext:value-type="float">
            <text:p>-0.2</text:p>
          </table:table-cell>
          <table:table-cell table:formula="of:= [.K21]+[.K21]-1" office:value-type="float" office:value="-0.2" calcext:value-type="float">
            <text:p>-0.2</text:p>
          </table:table-cell>
          <table:table-cell table:formula="of:= [.L21]+[.L21]-1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17] *(1+0.5 * [.B20] *(1-[.B20]+5.6*[.B20]*[.B20]))" office:value-type="float" office:value="0" calcext:value-type="float">
            <text:p>0.0000</text:p>
          </table:table-cell>
          <table:table-cell table:style-name="ce1" table:formula="of:=[.C17] *(1+0.5 * [.C20] *(1-[.C20]+5.6*[.C20]*[.C20]))" office:value-type="float" office:value="0.2275" calcext:value-type="float">
            <text:p>0.2275</text:p>
          </table:table-cell>
          <table:table-cell table:style-name="ce1" table:formula="of:=[.D17] *(1+0.5 * [.D20] *(1-[.D20]+5.6*[.D20]*[.D20]))" office:value-type="float" office:value="0.56875" calcext:value-type="float">
            <text:p>0.5688</text:p>
          </table:table-cell>
          <table:table-cell table:style-name="ce1" table:formula="of:=[.E17] *(1+0.5 * [.E20] *(1-[.E20]+5.6*[.E20]*[.E20]))" office:value-type="float" office:value="0.6825" calcext:value-type="float">
            <text:p>0.6825</text:p>
          </table:table-cell>
          <table:table-cell table:style-name="ce1" table:formula="of:=[.F17] *(1+0.5 * [.F20] *(1-[.F20]+5.6*[.F20]*[.F20]))" office:value-type="float" office:value="0.91" calcext:value-type="float">
            <text:p>0.9100</text:p>
          </table:table-cell>
          <table:table-cell table:style-name="ce1" table:formula="of:=[.G17] *(1+0.5 * [.G20] *(1-[.G20]+5.6*[.G20]*[.G20]))" office:value-type="float" office:value="1.1375" calcext:value-type="float">
            <text:p>1.1375</text:p>
          </table:table-cell>
          <table:table-cell table:style-name="ce1" table:formula="of:=[.H17] *(1+0.5 * [.H20] *(1-[.H20]+5.6*[.H20]*[.H20]))" office:value-type="float" office:value="1.365" calcext:value-type="float">
            <text:p>1.3650</text:p>
          </table:table-cell>
          <table:table-cell table:style-name="ce1" table:formula="of:=[.I17] *(1+0.5 * [.I20] *(1-[.I20]+5.6*[.I20]*[.I20]))" office:value-type="float" office:value="1.5925" calcext:value-type="float">
            <text:p>1.5925</text:p>
          </table:table-cell>
          <table:table-cell table:style-name="ce1" table:formula="of:=[.J17] *(1+0.5 * [.J20] *(1-[.J20]+5.6*[.J20]*[.J20]))" office:value-type="float" office:value="1.82" calcext:value-type="float">
            <text:p>1.8200</text:p>
          </table:table-cell>
          <table:table-cell table:style-name="ce1" table:formula="of:=[.K17] *(1+0.5 * [.K20] *(1-[.K20]+5.6*[.K20]*[.K20]))" office:value-type="float" office:value="2.0475" calcext:value-type="float">
            <text:p>2.0475</text:p>
          </table:table-cell>
          <table:table-cell table:style-name="ce1" table:formula="of:=[.L17] *(1+0.5 * [.L20] *(1-[.L20]+5.6*[.L20]*[.L20]))" office:value-type="float" office:value="2.275" calcext:value-type="float">
            <text:p>2.2750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 float</text:p>
          </table:table-cell>
          <table:table-cell office:value-type="string" calcext:value-type="string">
            <text:p>In HEX, <text:s/>fixed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25" calcext:value-type="float">
            <text:p>0.25</text:p>
          </table:table-cell>
          <table:table-cell table:formula="of:=DEC2HEX([.B31]*32768)" office:value-type="string" office:string-value="2000" calcext:value-type="string">
            <text:p>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.5" calcext:value-type="float">
            <text:p>0.5</text:p>
          </table:table-cell>
          <table:table-cell table:formula="of:=DEC2HEX([.B32]*32768)" office:value-type="string" office:string-value="4000" calcext:value-type="string">
            <text:p>400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1]" office:value-type="float" office:value="0.75" calcext:value-type="float">
            <text:p>0.75</text:p>
          </table:table-cell>
          <table:table-cell table:formula="of:=DEC2HEX([.B35]*32768)" office:value-type="string" office:string-value="6000" calcext:value-type="string">
            <text:p>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formula="of:=[.B31] + 0.8 * [.B31] * [.B35]" office:value-type="float" office:value="0.4" calcext:value-type="float">
            <text:p>0.4</text:p>
          </table:table-cell>
          <table:table-cell table:formula="of:=DEC2HEX([.B36]*32768)" office:value-type="string" office:string-value="3333" calcext:value-type="string">
            <text:p>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</text:p>
          </table:table-cell>
          <table:table-cell table:formula="of:= [.B36]+[.B36]-1" office:value-type="float" office:value="-0.2" calcext:value-type="float">
            <text:p>-0.2</text:p>
          </table:table-cell>
          <table:table-cell table:formula="of:=DEC2HEX([.B37]*32768)" office:value-type="string" office:string-value="FFFFFFE666" calcext:value-type="string">
            <text:p>FFFFFFE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32] *(1+0.5 * [.B35] *(1-[.B35]+5.6*[.B35]*[.B35]))" office:value-type="float" office:value="1.1375" calcext:value-type="float">
            <text:p>1.1375</text:p>
          </table:table-cell>
          <table:table-cell table:formula="of:=DEC2HEX([.B38]*32768)" office:value-type="string" office:string-value="9199" calcext:value-type="string">
            <text:p>9199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10S</meta:editing-duration>
    <meta:editing-cycles>9</meta:editing-cycles>
    <meta:generator>LibreOffice/4.1.0.4$Windows_x86 LibreOffice_project/89ea49ddacd9aa532507cbf852f2bb22b1ace28</meta:generator>
    <dc:date>2016-02-16T19:17:58.938000000</dc:date>
    <meta:document-statistic meta:table-count="3" meta:cell-count="24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49cm" svg:height="14.08cm" xlink:href=".." xlink:type="simple" chart:class="chart:scatter" chart:style-name="ch1">
        <chart:legend chart:legend-position="end" svg:x="14.797cm" svg:y="6.728cm" style:legend-expansion="high" chart:style-name="ch2"/>
        <chart:plot-area chart:style-name="ch3" table:cell-range-address="'cubic-shaper'.A4:'cubic-shaper'.A44 'cubic-shaper'.C4:'cubic-shaper'.C44" svg:x="0.802cm" svg:y="1.259cm" svg:width="13.291cm" svg:height="12.12cm">
          <chartooo:coordinate-region svg:x="0.948cm" svg:y="1.471cm" svg:width="13.051cm" svg:height="11.696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ubic-shaper'.C4:'cubic-shaper'.C44" chart:class="chart:scatter">
            <chart:domain table:cell-range-address="'cubic-shaper'.A4:'cubic-shaper'.A44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ubic-shaper'.A4:'cubic-shaper'.A44</svg:desc>
                </draw:g>
              </table:table-cell>
              <table:table-cell office:value-type="float" office:value="0.833333333333333">
                <text:p>0.833333333333333</text:p>
                <draw:g>
                  <svg:desc>'cubic-shaper'.C4:'cubic-shaper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807104166666667">
                <text:p>0.8071041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747645833333333">
                <text:p>0.747645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714666666666667">
                <text:p>0.71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42833333333334">
                <text:p>0.64283333333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0.604229166666667">
                <text:p>0.6042291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522270833333334">
                <text:p>0.5222708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434812500000001">
                <text:p>0.4348125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89333333333334">
                <text:p>0.389333333333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342854166666667">
                <text:p>0.3428541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5500000000001">
                <text:p>0.2955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247395833333334">
                <text:p>0.2473958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98666666666668">
                <text:p>0.19866666666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149437500000001">
                <text:p>0.1494375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998333333333345">
                <text:p>0.0998333333333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00000000000013">
                <text:p>0.0500000000000013</text:p>
              </table:table-cell>
              <table:table-cell office:value-type="float" office:value="0.0499791666666679">
                <text:p>0.0499791666666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226762955019E-015">
                <text:p>1.33226762955019E-015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99999999999985">
                <text:p>-0.0499999999999985</text:p>
              </table:table-cell>
              <table:table-cell office:value-type="float" office:value="-0.0499791666666652">
                <text:p>-0.0499791666666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99999999999985">
                <text:p>-0.0999999999999985</text:p>
              </table:table-cell>
              <table:table-cell office:value-type="float" office:value="-0.0998333333333319">
                <text:p>-0.0998333333333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149437499999999">
                <text:p>-0.1494374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198666666666665">
                <text:p>-0.198666666666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49999999999998">
                <text:p>-0.249999999999998</text:p>
              </table:table-cell>
              <table:table-cell office:value-type="float" office:value="-0.247395833333332">
                <text:p>-0.247395833333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295499999999998">
                <text:p>-0.2954999999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49999999999998">
                <text:p>-0.349999999999998</text:p>
              </table:table-cell>
              <table:table-cell office:value-type="float" office:value="-0.342854166666665">
                <text:p>-0.342854166666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-0.389333333333332">
                <text:p>-0.389333333333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49999999999998">
                <text:p>-0.449999999999998</text:p>
              </table:table-cell>
              <table:table-cell office:value-type="float" office:value="-0.434812499999998">
                <text:p>-0.43481249999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-0.479166666666665">
                <text:p>-0.479166666666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49999999999998">
                <text:p>-0.549999999999998</text:p>
              </table:table-cell>
              <table:table-cell office:value-type="float" office:value="-0.522270833333332">
                <text:p>-0.522270833333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0.563999999999998">
                <text:p>-0.563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9999999999998">
                <text:p>-0.649999999999998</text:p>
              </table:table-cell>
              <table:table-cell office:value-type="float" office:value="-0.604229166666665">
                <text:p>-0.604229166666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-0.642833333333332">
                <text:p>-0.642833333333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49999999999998">
                <text:p>-0.749999999999998</text:p>
              </table:table-cell>
              <table:table-cell office:value-type="float" office:value="-0.679687499999998">
                <text:p>-0.679687499999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99999999999998">
                <text:p>-0.799999999999998</text:p>
              </table:table-cell>
              <table:table-cell office:value-type="float" office:value="-0.714666666666665">
                <text:p>-0.714666666666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9999999999997">
                <text:p>-0.849999999999997</text:p>
              </table:table-cell>
              <table:table-cell office:value-type="float" office:value="-0.747645833333332">
                <text:p>-0.747645833333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99999999999997">
                <text:p>-0.899999999999997</text:p>
              </table:table-cell>
              <table:table-cell office:value-type="float" office:value="-0.778499999999999">
                <text:p>-0.778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49999999999998">
                <text:p>-0.949999999999998</text:p>
              </table:table-cell>
              <table:table-cell office:value-type="float" office:value="-0.807104166666665">
                <text:p>-0.807104166666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833333333333332">
                <text:p>-0.833333333333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